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Cases/Test Records <text:s text:c="2"/>Meeting Action Tracker</text:p>
      <text:p text:style-name="Standard"/>
      <text:p text:style-name="P1">Tracker Review/Update Date: <text:span text:style-name="T5">25/10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Test Cases/Test Records .</text:span></text:p>
      <text:p text:style-name="P1"><text:span text:style-name="T5"><text:tab/></text:span>Meeting Date<text:span text:style-name="T5"><text:tab/> </text:span>:<text:span text:style-name="T5"> 15/10/2013<text:tab/>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3950463751" text:style-name="L1">
              <text:list-item>
                <text:p text:style-name="P6">Employee &amp; Customer Module 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615977296" text:continue-numbering="true" text:style-name="L1">
              <text:list-item>
                <text:p text:style-name="P6">Products, Accounts Module 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501686877" text:continue-numbering="true" text:style-name="L1">
              <text:list-item>
                <text:p text:style-name="P6">Sales Module 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349031152" text:continue-numbering="true" text:style-name="L1">
              <text:list-item>
                <text:p text:style-name="P6">Reports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08:30</dc:date>
    <dc:creator>jaipal </dc:creator>
    <meta:editing-duration>PT1H53M3S</meta:editing-duration>
    <meta:editing-cycles>120</meta:editing-cycles>
    <meta:document-statistic meta:table-count="1" meta:image-count="1" meta:object-count="0" meta:page-count="1" meta:paragraph-count="29" meta:word-count="71" meta:character-count="501" meta:non-whitespace-character-count="434"/>
  </office:meta>
</office:document-meta>
</file>